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sis@msis:~$ sudo git clone </text:p>
      <text:p text:style-name="Standard">https://github.com/sreepathysois/phpmysql-app.git</text:p>
      <text:p text:style-name="Standard">[sudo] password for msis: </text:p>
      <text:p text:style-name="Standard">fatal: You must specify a repository to clone.</text:p>
      <text:p text:style-name="Standard"/>
      <text:p text:style-name="Standard">usage: git clone [&lt;options&gt;] [--] &lt;repo&gt; [&lt;dir&gt;]</text:p>
      <text:p text:style-name="Standard"/>
      <text:p text:style-name="Standard"><text:s text:c="4"/>-v, --verbose <text:s text:c="8"/>be more verbose</text:p>
      <text:p text:style-name="Standard"><text:s text:c="4"/>-q, --quiet <text:s text:c="10"/>be more quiet</text:p>
      <text:p text:style-name="Standard"><text:s text:c="4"/>--progress <text:s text:c="11"/>force progress reporting</text:p>
      <text:p text:style-name="Standard"><text:s text:c="4"/>--reject-shallow <text:s text:c="5"/>don't clone shallow repository</text:p>
      <text:p text:style-name="Standard"><text:s text:c="4"/>-n, --no-checkout <text:s text:c="4"/>don't create a checkout</text:p>
      <text:p text:style-name="Standard"><text:s text:c="4"/>--bare <text:s text:c="15"/>create a bare repository</text:p>
      <text:p text:style-name="Standard"><text:s text:c="4"/>--mirror <text:s text:c="13"/>create a mirror repository (implies bare)</text:p>
      <text:p text:style-name="Standard"><text:s text:c="4"/>-l, --local <text:s text:c="10"/>to clone from a local repository</text:p>
      <text:p text:style-name="Standard"><text:s text:c="4"/>--no-hardlinks <text:s text:c="7"/>don't use local hardlinks, always copy</text:p>
      <text:p text:style-name="Standard"><text:s text:c="4"/>-s, --shared <text:s text:c="9"/>setup as shared repository</text:p>
      <text:p text:style-name="Standard"><text:s text:c="4"/>--recurse-submodules[=&lt;pathspec&gt;]</text:p>
      <text:p text:style-name="Standard"><text:s text:c="26"/>initialize submodules in the clone</text:p>
      <text:p text:style-name="Standard"><text:s text:c="4"/>--recursive ... <text:s text:c="6"/>alias of --recurse-submodules</text:p>
      <text:p text:style-name="Standard"><text:s text:c="4"/>-j, --jobs &lt;n&gt; <text:s text:c="7"/>number of submodules cloned in parallel</text:p>
      <text:p text:style-name="Standard"><text:s text:c="4"/>--template &lt;template-directory&gt;</text:p>
      <text:p text:style-name="Standard"><text:s text:c="26"/>directory from which templates will be used</text:p>
      <text:p text:style-name="Standard"><text:s text:c="4"/>--reference &lt;repo&gt; <text:s text:c="3"/>reference repository</text:p>
      <text:p text:style-name="Standard"><text:s text:c="4"/>--reference-if-able &lt;repo&gt;</text:p>
      <text:p text:style-name="Standard"><text:s text:c="26"/>reference repository</text:p>
      <text:p text:style-name="Standard"><text:s text:c="4"/>--dissociate <text:s text:c="9"/>use --reference only while cloning</text:p>
      <text:p text:style-name="Standard"><text:s text:c="4"/>-o, --origin &lt;name&gt; <text:s text:c="2"/>use &lt;name&gt; instead of 'origin' to track upstream</text:p>
      <text:p text:style-name="Standard"><text:s text:c="4"/>-b, --branch &lt;branch&gt;</text:p>
      <text:p text:style-name="Standard"><text:s text:c="26"/>checkout &lt;branch&gt; instead of the remote's HEAD</text:p>
      <text:p text:style-name="Standard"><text:s text:c="4"/>-u, --upload-pack &lt;path&gt;</text:p>
      <text:p text:style-name="Standard"><text:s text:c="26"/>path to git-upload-pack on the remote</text:p>
      <text:p text:style-name="Standard"><text:s text:c="4"/>--depth &lt;depth&gt; <text:s text:c="6"/>create a shallow clone of that depth</text:p>
      <text:p text:style-name="Standard"><text:s text:c="4"/>--shallow-since &lt;time&gt;</text:p>
      <text:p text:style-name="Standard"><text:s text:c="26"/>create a shallow clone since a specific time</text:p>
      <text:p text:style-name="Standard"><text:s text:c="4"/>--shallow-exclude &lt;revision&gt;</text:p>
      <text:p text:style-name="Standard"><text:s text:c="26"/>deepen history of shallow clone, excluding rev</text:p>
      <text:p text:style-name="Standard"><text:s text:c="4"/>--single-branch <text:s text:c="6"/>clone only one branch, HEAD or --branch</text:p>
      <text:p text:style-name="Standard"><text:s text:c="4"/>--no-tags <text:s text:c="12"/>don't clone any tags, and make later fetches not to follow them</text:p>
      <text:p text:style-name="Standard"><text:s text:c="4"/>--shallow-submodules <text:s/>any cloned submodules will be shallow</text:p>
      <text:p text:style-name="Standard"><text:s text:c="4"/>--separate-git-dir &lt;gitdir&gt;</text:p>
      <text:p text:style-name="Standard"><text:s text:c="26"/>separate git dir from working tree</text:p>
      <text:p text:style-name="Standard"><text:s text:c="4"/>-c, --config &lt;key=value&gt;</text:p>
      <text:p text:style-name="Standard"><text:s text:c="26"/>set config inside the new repository</text:p>
      <text:p text:style-name="Standard"><text:s text:c="4"/>--server-option &lt;server-specific&gt;</text:p>
      <text:p text:style-name="Standard"><text:s text:c="26"/>option to transmit</text:p>
      <text:p text:style-name="Standard"><text:s text:c="4"/>-4, --ipv4 <text:s text:c="11"/>use IPv4 addresses only</text:p>
      <text:p text:style-name="Standard"><text:s text:c="4"/>-6, --ipv6 <text:s text:c="11"/>use IPv6 addresses only</text:p>
      <text:p text:style-name="Standard"><text:s text:c="4"/>--filter &lt;args&gt; <text:s text:c="6"/>object filtering</text:p>
      <text:p text:style-name="Standard"><text:s text:c="4"/>--remote-submodules <text:s text:c="2"/>any cloned submodules will use their remote-tracking branch</text:p>
      <text:p text:style-name="Standard"><text:s text:c="4"/>--sparse <text:s text:c="13"/>initialize sparse-checkout file to include only files at root</text:p>
      <text:p text:style-name="Standard"/>
      <text:p text:style-name="Standard"><text:soft-page-break/>bash: https://github.com/sreepathysois/phpmysql-app.git: No such file or directory</text:p>
      <text:p text:style-name="Standard">msis@msis:~$ sudo git clone https://github.com/sreepathysois/phpmysql-app.git</text:p>
      <text:p text:style-name="Standard">Cloning into 'phpmysql-app'...</text:p>
      <text:p text:style-name="Standard">remote: Enumerating objects: 369, done.</text:p>
      <text:p text:style-name="Standard">remote: Counting objects: 100% (33/33), done.</text:p>
      <text:p text:style-name="Standard">remote: Compressing objects: 100% (14/14), done.</text:p>
      <text:p text:style-name="Standard">remote: Total 369 (delta 27), reused 19 (delta 19), pack-reused 336 (from 4)</text:p>
      <text:p text:style-name="Standard">Receiving objects: 100% (369/369), 13.81 MiB | 773.00 KiB/s, done.</text:p>
      <text:p text:style-name="Standard">Resolving deltas: 100% (78/78), done.</text:p>
      <text:p text:style-name="Standard">msis@msis:~$ ls</text:p>
      <text:p text:style-name="Standard">a.save <text:s text:c="12"/>basic-php-website-book-album <text:s/>cafestatic <text:s/>Documents <text:s/>file <text:s/>Music <text:s text:c="6"/>phpmysql-app <text:s/>preetha <text:s/>snap <text:s text:c="6"/>Videos</text:p>
      <text:p text:style-name="Standard">basic-php-website <text:s/>cafeapp <text:s text:c="22"/>Desktop <text:s text:c="4"/>Downloads <text:s/>lab <text:s text:c="2"/>MyMavenApp <text:s/>Pictures <text:s text:c="5"/>Public <text:s text:c="2"/>Templates <text:s/>ye</text:p>
      <text:p text:style-name="Standard">msis@msis:~$ sudo git clone https://github.com/sreepathysois/Cafe_Dynamic_Website.git</text:p>
      <text:p text:style-name="Standard">Cloning into 'Cafe_Dynamic_Website'...</text:p>
      <text:p text:style-name="Standard">remote: Enumerating objects: 492, done.</text:p>
      <text:p text:style-name="Standard">remote: Counting objects: 100% (67/67), done.</text:p>
      <text:p text:style-name="Standard">remote: Compressing objects: 100% (27/27), done.</text:p>
      <text:p text:style-name="Standard">error: RPC failed; curl 92 HTTP/2 stream 0 was not closed cleanly: CANCEL (err 8)</text:p>
      <text:p text:style-name="Standard">error: 7698 bytes of body are still expected</text:p>
      <text:p text:style-name="Standard">fetch-pack: unexpected disconnect while reading sideband packet</text:p>
      <text:p text:style-name="Standard">fatal: early EOF</text:p>
      <text:p text:style-name="Standard">fatal: fetch-pack: invalid index-pack output</text:p>
      <text:p text:style-name="Standard">msis@msis:~$ sudo git clone https://github.com/sreepathysois/Cafe_Dynamic_Website.git</text:p>
      <text:p text:style-name="Standard">Cloning into 'Cafe_Dynamic_Website'...</text:p>
      <text:p text:style-name="Standard">remote: Enumerating objects: 492, done.</text:p>
      <text:p text:style-name="Standard">remote: Counting objects: 100% (69/69), done.</text:p>
      <text:p text:style-name="Standard">remote: Compressing objects: 100% (29/29), done.</text:p>
      <text:p text:style-name="Standard">error: RPC failed; curl 92 HTTP/2 stream 0 was not closed cleanly: CANCEL (err 8)</text:p>
      <text:p text:style-name="Standard">error: 2199 bytes of body are still expected</text:p>
      <text:p text:style-name="Standard">fetch-pack: unexpected disconnect while reading sideband packet</text:p>
      <text:p text:style-name="Standard">fatal: early EOF</text:p>
      <text:p text:style-name="Standard">fatal: fetch-pack: invalid index-pack output</text:p>
      <text:p text:style-name="Standard">msis@msis:~$ git clone https://github.com/sreepathysois/Cafe_Dynamic_Website.git</text:p>
      <text:p text:style-name="Standard">Cloning into 'Cafe_Dynamic_Website'...</text:p>
      <text:p text:style-name="Standard">remote: Enumerating objects: 492, done.</text:p>
      <text:p text:style-name="Standard">remote: Counting objects: 100% (67/67), done.</text:p>
      <text:p text:style-name="Standard">remote: Compressing objects: 100% (27/27), done.</text:p>
      <text:p text:style-name="Standard">error: RPC failed; curl 92 HTTP/2 stream 0 was not closed cleanly: CANCEL (err 8)</text:p>
      <text:p text:style-name="Standard">error: 2241 bytes of body are still expected</text:p>
      <text:p text:style-name="Standard">fetch-pack: unexpected disconnect while reading sideband packet</text:p>
      <text:p text:style-name="Standard">fatal: early EOF</text:p>
      <text:p text:style-name="Standard">fatal: fetch-pack: invalid index-pack output</text:p>
      <text:p text:style-name="Standard">msis@msis:~$ ls</text:p>
      <text:p text:style-name="Standard">a.save <text:s text:c="12"/>basic-php-website-book-album <text:s/>cafestatic <text:s/>Documents <text:s/>file <text:s/>Music <text:s text:c="6"/>phpmysql-app <text:s/>preetha <text:s/>snap <text:s text:c="6"/>Videos</text:p>
      <text:p text:style-name="Standard">basic-php-website <text:s/>cafeapp <text:s text:c="22"/>Desktop <text:s text:c="4"/>Downloads <text:s/>lab <text:s text:c="2"/>MyMavenApp <text:s/>Pictures <text:s text:c="5"/>Public <text:s text:c="2"/>Templates <text:s/>ye</text:p>
      <text:p text:style-name="Standard">msis@msis:~$ git clone https://github.com/sreepathysois/Cafe_Dynamic_Website.git</text:p>
      <text:p text:style-name="Standard">Cloning into 'Cafe_Dynamic_Website'...</text:p>
      <text:p text:style-name="Standard">remote: Enumerating objects: 492, done.</text:p>
      <text:p text:style-name="Standard"><text:soft-page-break/>remote: Counting objects: 100% (69/69), done.</text:p>
      <text:p text:style-name="Standard">remote: Compressing objects: 100% (29/29), done.</text:p>
      <text:p text:style-name="Standard">remote: Total 492 (delta 47), reused 40 (delta 40), pack-reused 423 (from 1)</text:p>
      <text:p text:style-name="Standard">Receiving objects: 100% (492/492), 44.07 MiB | 446.00 KiB/s, done.</text:p>
      <text:p text:style-name="Standard">Resolving deltas: 100% (213/213), done.</text:p>
      <text:p text:style-name="Standard">msis@msis:~$ ls</text:p>
      <text:p text:style-name="Standard">a.save <text:s text:c="12"/>basic-php-website-book-album <text:s/>Cafe_Dynamic_Website <text:s/>Desktop <text:s text:c="3"/>Downloads <text:s/>lab <text:s text:c="3"/>MyMavenApp <text:s text:c="3"/>Pictures <text:s/>Public <text:s/>Templates <text:s/>ye</text:p>
      <text:p text:style-name="Standard">basic-php-website <text:s/>cafeapp <text:s text:c="22"/>cafestatic <text:s text:c="11"/>Documents <text:s/>file <text:s text:c="6"/>Music <text:s/>phpmysql-app <text:s/>preetha <text:s text:c="2"/>snap <text:s text:c="3"/>Videos</text:p>
      <text:p text:style-name="Standard">msis@msis:~$ la</text:p>
      <text:p text:style-name="Standard">a.save <text:s text:c="8"/>basic-php-website <text:s text:c="12"/>Cafe_Dynamic_Website <text:s/>Documents <text:s/>.kube <text:s text:c="4"/>.mozilla <text:s text:c="5"/>Pictures <text:s/>Public <text:s text:c="20"/>Templates <text:s text:c="4"/>ye</text:p>
      <text:p text:style-name="Standard">.bash_history <text:s/>basic-php-website-book-album <text:s/>cafestatic <text:s text:c="11"/>Downloads <text:s/>lab <text:s text:c="6"/>Music <text:s text:c="8"/>.pki <text:s text:c="5"/>snap <text:s text:c="22"/>.thunderbird</text:p>
      <text:p text:style-name="Standard">.bash_logout <text:s text:c="2"/>.cache <text:s text:c="23"/>.config <text:s text:c="14"/>file <text:s text:c="6"/>.lesshst <text:s/>MyMavenApp <text:s text:c="3"/>preetha <text:s text:c="2"/>.ssh <text:s text:c="22"/>Videos</text:p>
      <text:p text:style-name="Standard">.bashrc <text:s text:c="7"/>cafeapp <text:s text:c="22"/>Desktop <text:s text:c="14"/>.gnupg <text:s text:c="4"/>.local <text:s text:c="3"/>phpmysql-app <text:s/>.profile <text:s/>.sudo_as_admin_successful <text:s/>.wget-hsts</text:p>
      <text:p text:style-name="Standard">msis@msis:~$ cd Cafe_Dynamic_Website/</text:p>
      <text:p text:style-name="Standard">msis@msis:~/Cafe_Dynamic_Website$ ls</text:p>
      <text:p text:style-name="Standard">Deploy <text:s/>docker-compose.yml <text:s/>GitOps <text:s/>mompopcafe <text:s/>mompopdb <text:s/>README.md <text:s/>test</text:p>
      <text:p text:style-name="Standard">msis@msis:~/Cafe_Dynamic_Website$ sudo mkdir /var/www/html/cafe</text:p>
      <text:p text:style-name="Standard">msis@msis:~/Cafe_Dynamic_Website$ cd mompopcafe/</text:p>
      <text:p text:style-name="Standard">msis@msis:~/Cafe_Dynamic_Website/mompopcafe$ sudo cp -rf * /var/www/html/cafe/.</text:p>
      <text:p text:style-name="Standard">msis@msis:~/Cafe_Dynamic_Website/mompopcafe$ sudo cp /etc/apache2/sites-available/bookalbum.conf /etc/apache2/sites-available/cafe.conf</text:p>
      <text:p text:style-name="Standard">msis@msis:~/Cafe_Dynamic_Website/mompopcafe$ sudo nano /etc/apache2/sites-available/cafe.conf</text:p>
      <text:p text:style-name="Standard">msis@msis:~/Cafe_Dynamic_Website/mompopcafe$ sudo a2ensite cafe</text:p>
      <text:p text:style-name="Standard">Enabling site cafe.</text:p>
      <text:p text:style-name="Standard">To activate the new configuration, you need to run:</text:p>
      <text:p text:style-name="Standard"><text:s text:c="2"/>systemctl reload apache2</text:p>
      <text:p text:style-name="Standard">msis@msis:~/Cafe_Dynamic_Website/mompopcafe$ sudo a2ensite cafe.conf</text:p>
      <text:p text:style-name="Standard">Site cafe already enabled</text:p>
      <text:p text:style-name="Standard">msis@msis:~/Cafe_Dynamic_Website/mompopcafe$ sudo systemctl restart apache2</text:p>
      <text:p text:style-name="Standard">msis@msis:~/Cafe_Dynamic_Website/mompopcafe$ sudo nano /etc/hosts</text:p>
      <text:p text:style-name="Standard">msis@msis:~/Cafe_Dynamic_Website/mompopcafe$ sudo systemctl restart apache2</text:p>
      <text:p text:style-name="Standard">msis@msis:~/Cafe_Dynamic_Website/mompopcafe$ sudo apt-get install mysql-server mysql-client php-mysql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additional packages will be installed:</text:p>
      <text:p text:style-name="Standard"><text:s text:c="2"/>libaio1 libcgi-fast-perl libcgi-pm-perl libevent-pthreads-2.1-7 libfcgi-bin libfcgi-perl libfcgi0ldbl libhtml-template-perl libmecab2 libprotobuf-lite23</text:p>
      <text:p text:style-name="Standard"><text:s text:c="2"/>mecab-ipadic mecab-ipadic-utf8 mecab-utils mysql-client-8.0 mysql-client-core-8.0 mysql-common mysql-server-8.0 mysql-server-core-8.0 php8.1-mysql</text:p>
      <text:p text:style-name="Standard">Suggested packages:</text:p>
      <text:p text:style-name="Standard"><text:s text:c="2"/>libipc-sharedcache-perl mailx tinyca</text:p>
      <text:p text:style-name="Standard">The following NEW packages will be installed:</text:p>
      <text:p text:style-name="Standard"><text:soft-page-break/><text:s text:c="2"/>libaio1 libcgi-fast-perl libcgi-pm-perl libevent-pthreads-2.1-7 libfcgi-bin libfcgi-perl libfcgi0ldbl libhtml-template-perl libmecab2 libprotobuf-lite23</text:p>
      <text:p text:style-name="Standard"><text:s text:c="2"/>mecab-ipadic mecab-ipadic-utf8 mecab-utils mysql-client mysql-client-8.0 mysql-client-core-8.0 mysql-common mysql-server mysql-server-8.0 mysql-server-core-8.0</text:p>
      <text:p text:style-name="Standard"><text:s text:c="2"/>php-mysql php8.1-mysql</text:p>
      <text:p text:style-name="Standard">0 upgraded, 22 newly installed, 0 to remove and 49 not upgraded.</text:p>
      <text:p text:style-name="Standard">Need to get 29.4 MB of archives.</text:p>
      <text:p text:style-name="Standard">After this operation, 243 MB of additional disk space will be used.</text:p>
      <text:p text:style-name="Standard">Do you want to continue? [Y/n] Y</text:p>
      <text:p text:style-name="Standard">Get:1 http://in.archive.ubuntu.com/ubuntu jammy/main amd64 mysql-common all 5.8+1.0.8 [7,212 B]</text:p>
      <text:p text:style-name="Standard">Get:2 http://in.archive.ubuntu.com/ubuntu jammy-updates/main amd64 mysql-client-core-8.0 amd64 8.0.40-0ubuntu0.22.04.1 [2,715 kB]</text:p>
      <text:p text:style-name="Standard">Get:3 http://in.archive.ubuntu.com/ubuntu jammy-updates/main amd64 mysql-client-8.0 amd64 8.0.40-0ubuntu0.22.04.1 [22.7 kB]</text:p>
      <text:p text:style-name="Standard">Get:4 http://in.archive.ubuntu.com/ubuntu jammy/main amd64 libaio1 amd64 0.3.112-13build1 [7,176 B]</text:p>
      <text:p text:style-name="Standard">Get:5 http://in.archive.ubuntu.com/ubuntu jammy/main amd64 libevent-pthreads-2.1-7 amd64 2.1.12-stable-1build3 [7,642 B]</text:p>
      <text:p text:style-name="Standard">Get:6 http://in.archive.ubuntu.com/ubuntu jammy/main amd64 libmecab2 amd64 0.996-14build9 [199 kB]</text:p>
      <text:p text:style-name="Standard">Get:7 http://in.archive.ubuntu.com/ubuntu jammy-updates/main amd64 libprotobuf-lite23 amd64 3.12.4-1ubuntu7.22.04.1 [209 kB]</text:p>
      <text:p text:style-name="Standard">Get:8 http://in.archive.ubuntu.com/ubuntu jammy-updates/main amd64 mysql-server-core-8.0 amd64 8.0.40-0ubuntu0.22.04.1 [17.6 MB]</text:p>
      <text:p text:style-name="Standard">Get:9 http://in.archive.ubuntu.com/ubuntu jammy-updates/main amd64 mysql-server-8.0 amd64 8.0.40-0ubuntu0.22.04.1 [1,441 kB] <text:s text:c="42"/></text:p>
      <text:p text:style-name="Standard">Get:10 http://in.archive.ubuntu.com/ubuntu jammy/main amd64 libcgi-pm-perl all 4.54-1 [188 kB] <text:s text:c="72"/></text:p>
      <text:p text:style-name="Standard">Get:11 http://in.archive.ubuntu.com/ubuntu jammy/main amd64 libfcgi0ldbl amd64 2.4.2-2build2 [28.0 kB] <text:s text:c="64"/></text:p>
      <text:p text:style-name="Standard">Get:12 http://in.archive.ubuntu.com/ubuntu jammy/main amd64 libfcgi-perl amd64 0.82+ds-1build1 [22.8 kB] <text:s text:c="62"/></text:p>
      <text:p text:style-name="Standard">Get:13 http://in.archive.ubuntu.com/ubuntu jammy/main amd64 libcgi-fast-perl all 1:2.15-1 [10.5 kB] <text:s text:c="67"/></text:p>
      <text:p text:style-name="Standard">Get:14 http://in.archive.ubuntu.com/ubuntu jammy/main amd64 libfcgi-bin amd64 2.4.2-2build2 [11.2 kB] <text:s text:c="65"/></text:p>
      <text:p text:style-name="Standard">Get:15 http://in.archive.ubuntu.com/ubuntu jammy/main amd64 libhtml-template-perl all 2.97-1.1 [59.1 kB] <text:s text:c="62"/></text:p>
      <text:p text:style-name="Standard">Get:16 http://in.archive.ubuntu.com/ubuntu jammy/main amd64 mecab-utils amd64 0.996-14build9 [4,850 B] <text:s text:c="64"/></text:p>
      <text:p text:style-name="Standard">Get:17 http://in.archive.ubuntu.com/ubuntu jammy/main amd64 mecab-ipadic all 2.7.0-20070801+main-3 [6,718 kB] <text:s text:c="57"/></text:p>
      <text:p text:style-name="Standard">Get:18 http://in.archive.ubuntu.com/ubuntu jammy/main amd64 mecab-ipadic-utf8 all 2.7.0-20070801+main-3 [4,384 B] <text:s text:c="53"/></text:p>
      <text:p text:style-name="Standard">Get:19 http://in.archive.ubuntu.com/ubuntu jammy-updates/main amd64 mysql-client all 8.0.40-0ubuntu0.22.04.1 [9,356 B] <text:s text:c="48"/></text:p>
      <text:p text:style-name="Standard">Get:20 http://in.archive.ubuntu.com/ubuntu jammy-updates/main amd64 mysql-server all 8.0.40-0ubuntu0.22.04.1 [9,464 B] <text:s text:c="48"/></text:p>
      <text:p text:style-name="Standard">Get:21 http://in.archive.ubuntu.com/ubuntu jammy-updates/main amd64 php8.1-mysql amd64 8.1.2-1ubuntu2.20 [131 kB] <text:s text:c="53"/></text:p>
      <text:p text:style-name="Standard">Get:22 http://in.archive.ubuntu.com/ubuntu jammy/main amd64 php-mysql all 2:8.1+92ubuntu1 [1,834 B] <text:s text:c="67"/></text:p>
      <text:p text:style-name="Standard"><text:soft-page-break/>Fetched 29.4 MB in 18s (1,675 kB/s) <text:s text:c="131"/></text:p>
      <text:p text:style-name="Standard">Preconfiguring packages ...</text:p>
      <text:p text:style-name="Standard">Selecting previously unselected package mysql-common.</text:p>
      <text:p text:style-name="Standard">(Reading database ... 217841 files and directories currently installed.)</text:p>
      <text:p text:style-name="Standard">Preparing to unpack .../0-mysql-common_5.8+1.0.8_all.deb ...</text:p>
      <text:p text:style-name="Standard">Unpacking mysql-common (5.8+1.0.8) ...</text:p>
      <text:p text:style-name="Standard">Selecting previously unselected package mysql-client-core-8.0.</text:p>
      <text:p text:style-name="Standard">Preparing to unpack .../1-mysql-client-core-8.0_8.0.40-0ubuntu0.22.04.1_amd64.deb ...</text:p>
      <text:p text:style-name="Standard">Unpacking mysql-client-core-8.0 (8.0.40-0ubuntu0.22.04.1) ...</text:p>
      <text:p text:style-name="Standard">Selecting previously unselected package mysql-client-8.0.</text:p>
      <text:p text:style-name="Standard">Preparing to unpack .../2-mysql-client-8.0_8.0.40-0ubuntu0.22.04.1_amd64.deb ...</text:p>
      <text:p text:style-name="Standard">Unpacking mysql-client-8.0 (8.0.40-0ubuntu0.22.04.1) ...</text:p>
      <text:p text:style-name="Standard">Selecting previously unselected package libaio1:amd64.</text:p>
      <text:p text:style-name="Standard">Preparing to unpack .../3-libaio1_0.3.112-13build1_amd64.deb ...</text:p>
      <text:p text:style-name="Standard">Unpacking libaio1:amd64 (0.3.112-13build1) ...</text:p>
      <text:p text:style-name="Standard">Selecting previously unselected package libevent-pthreads-2.1-7:amd64.</text:p>
      <text:p text:style-name="Standard">Preparing to unpack .../4-libevent-pthreads-2.1-7_2.1.12-stable-1build3_amd64.deb ...</text:p>
      <text:p text:style-name="Standard">Unpacking libevent-pthreads-2.1-7:amd64 (2.1.12-stable-1build3) ...</text:p>
      <text:p text:style-name="Standard">Selecting previously unselected package libmecab2:amd64.</text:p>
      <text:p text:style-name="Standard">Preparing to unpack .../5-libmecab2_0.996-14build9_amd64.deb ...</text:p>
      <text:p text:style-name="Standard">Unpacking libmecab2:amd64 (0.996-14build9) ...</text:p>
      <text:p text:style-name="Standard">Selecting previously unselected package libprotobuf-lite23:amd64.</text:p>
      <text:p text:style-name="Standard">Preparing to unpack .../6-libprotobuf-lite23_3.12.4-1ubuntu7.22.04.1_amd64.deb ...</text:p>
      <text:p text:style-name="Standard">Unpacking libprotobuf-lite23:amd64 (3.12.4-1ubuntu7.22.04.1) ...</text:p>
      <text:p text:style-name="Standard">Selecting previously unselected package mysql-server-core-8.0.</text:p>
      <text:p text:style-name="Standard">Preparing to unpack .../7-mysql-server-core-8.0_8.0.40-0ubuntu0.22.04.1_amd64.deb ...</text:p>
      <text:p text:style-name="Standard">Unpacking mysql-server-core-8.0 (8.0.40-0ubuntu0.22.04.1) ...</text:p>
      <text:p text:style-name="Standard">Setting up mysql-common (5.8+1.0.8) ...</text:p>
      <text:p text:style-name="Standard">update-alternatives: using /etc/mysql/my.cnf.fallback to provide /etc/mysql/my.cnf (my.cnf) in auto mode</text:p>
      <text:p text:style-name="Standard">Selecting previously unselected package mysql-server-8.0.</text:p>
      <text:p text:style-name="Standard">(Reading database ... 218060 files and directories currently installed.)</text:p>
      <text:p text:style-name="Standard">Preparing to unpack .../00-mysql-server-8.0_8.0.40-0ubuntu0.22.04.1_amd64.deb ...</text:p>
      <text:p text:style-name="Standard">Unpacking mysql-server-8.0 (8.0.40-0ubuntu0.22.04.1) ...</text:p>
      <text:p text:style-name="Standard">Selecting previously unselected package libcgi-pm-perl.</text:p>
      <text:p text:style-name="Standard">Preparing to unpack .../01-libcgi-pm-perl_4.54-1_all.deb ...</text:p>
      <text:p text:style-name="Standard">Unpacking libcgi-pm-perl (4.54-1) ...</text:p>
      <text:p text:style-name="Standard">Selecting previously unselected package libfcgi0ldbl:amd64.</text:p>
      <text:p text:style-name="Standard">Preparing to unpack .../02-libfcgi0ldbl_2.4.2-2build2_amd64.deb ...</text:p>
      <text:p text:style-name="Standard">Unpacking libfcgi0ldbl:amd64 (2.4.2-2build2) ...</text:p>
      <text:p text:style-name="Standard">Selecting previously unselected package libfcgi-perl:amd64.</text:p>
      <text:p text:style-name="Standard">Preparing to unpack .../03-libfcgi-perl_0.82+ds-1build1_amd64.deb ...</text:p>
      <text:p text:style-name="Standard">Unpacking libfcgi-perl:amd64 (0.82+ds-1build1) ...</text:p>
      <text:p text:style-name="Standard">Selecting previously unselected package libcgi-fast-perl.</text:p>
      <text:p text:style-name="Standard">Preparing to unpack .../04-libcgi-fast-perl_1%3a2.15-1_all.deb ...</text:p>
      <text:p text:style-name="Standard">Unpacking libcgi-fast-perl (1:2.15-1) ...</text:p>
      <text:p text:style-name="Standard">Selecting previously unselected package libfcgi-bin.</text:p>
      <text:p text:style-name="Standard">Preparing to unpack .../05-libfcgi-bin_2.4.2-2build2_amd64.deb ...</text:p>
      <text:p text:style-name="Standard">Unpacking libfcgi-bin (2.4.2-2build2) ...</text:p>
      <text:p text:style-name="Standard">Selecting previously unselected package libhtml-template-perl.</text:p>
      <text:p text:style-name="Standard">Preparing to unpack .../06-libhtml-template-perl_2.97-1.1_all.deb ...</text:p>
      <text:p text:style-name="Standard">Unpacking libhtml-template-perl (2.97-1.1) ...</text:p>
      <text:p text:style-name="Standard"><text:soft-page-break/>Selecting previously unselected package mecab-utils.</text:p>
      <text:p text:style-name="Standard">Preparing to unpack .../07-mecab-utils_0.996-14build9_amd64.deb ...</text:p>
      <text:p text:style-name="Standard">Unpacking mecab-utils (0.996-14build9) ...</text:p>
      <text:p text:style-name="Standard">Selecting previously unselected package mecab-ipadic.</text:p>
      <text:p text:style-name="Standard">Preparing to unpack .../08-mecab-ipadic_2.7.0-20070801+main-3_all.deb ...</text:p>
      <text:p text:style-name="Standard">Unpacking mecab-ipadic (2.7.0-20070801+main-3) ...</text:p>
      <text:p text:style-name="Standard">Selecting previously unselected package mecab-ipadic-utf8.</text:p>
      <text:p text:style-name="Standard">Preparing to unpack .../09-mecab-ipadic-utf8_2.7.0-20070801+main-3_all.deb ...</text:p>
      <text:p text:style-name="Standard">Unpacking mecab-ipadic-utf8 (2.7.0-20070801+main-3) ...</text:p>
      <text:p text:style-name="Standard">Selecting previously unselected package mysql-client.</text:p>
      <text:p text:style-name="Standard">Preparing to unpack .../10-mysql-client_8.0.40-0ubuntu0.22.04.1_all.deb ...</text:p>
      <text:p text:style-name="Standard">Unpacking mysql-client (8.0.40-0ubuntu0.22.04.1) ...</text:p>
      <text:p text:style-name="Standard">Selecting previously unselected package mysql-server.</text:p>
      <text:p text:style-name="Standard">Preparing to unpack .../11-mysql-server_8.0.40-0ubuntu0.22.04.1_all.deb ...</text:p>
      <text:p text:style-name="Standard">Unpacking mysql-server (8.0.40-0ubuntu0.22.04.1) ...</text:p>
      <text:p text:style-name="Standard">Selecting previously unselected package php8.1-mysql.</text:p>
      <text:p text:style-name="Standard">Preparing to unpack .../12-php8.1-mysql_8.1.2-1ubuntu2.20_amd64.deb ...</text:p>
      <text:p text:style-name="Standard">Unpacking php8.1-mysql (8.1.2-1ubuntu2.20) ...</text:p>
      <text:p text:style-name="Standard">Selecting previously unselected package php-mysql.</text:p>
      <text:p text:style-name="Standard">Preparing to unpack .../13-php-mysql_2%3a8.1+92ubuntu1_all.deb ...</text:p>
      <text:p text:style-name="Standard">Unpacking php-mysql (2:8.1+92ubuntu1) ...</text:p>
      <text:p text:style-name="Standard">Setting up libmecab2:amd64 (0.996-14build9) ...</text:p>
      <text:p text:style-name="Standard">Setting up mysql-client-core-8.0 (8.0.40-0ubuntu0.22.04.1) ...</text:p>
      <text:p text:style-name="Standard">Setting up libfcgi0ldbl:amd64 (2.4.2-2build2) ...</text:p>
      <text:p text:style-name="Standard">Setting up libcgi-pm-perl (4.54-1) ...</text:p>
      <text:p text:style-name="Standard">Setting up libfcgi-bin (2.4.2-2build2) ...</text:p>
      <text:p text:style-name="Standard">Setting up libhtml-template-perl (2.97-1.1) ...</text:p>
      <text:p text:style-name="Standard">Setting up libprotobuf-lite23:amd64 (3.12.4-1ubuntu7.22.04.1) ...</text:p>
      <text:p text:style-name="Standard">Setting up php8.1-mysql (8.1.2-1ubuntu2.20) ...</text:p>
      <text:p text:style-name="Standard"/>
      <text:p text:style-name="Standard">Creating config file /etc/php/8.1/mods-available/mysqlnd.ini with new version</text:p>
      <text:p text:style-name="Standard"/>
      <text:p text:style-name="Standard">Creating config file /etc/php/8.1/mods-available/mysqli.ini with new version</text:p>
      <text:p text:style-name="Standard"/>
      <text:p text:style-name="Standard">Creating config file /etc/php/8.1/mods-available/pdo_mysql.ini with new version</text:p>
      <text:p text:style-name="Standard">Setting up mecab-utils (0.996-14build9) ...</text:p>
      <text:p text:style-name="Standard">Setting up mysql-client-8.0 (8.0.40-0ubuntu0.22.04.1) ...</text:p>
      <text:p text:style-name="Standard">Setting up libfcgi-perl:amd64 (0.82+ds-1build1) ...</text:p>
      <text:p text:style-name="Standard">Setting up libaio1:amd64 (0.3.112-13build1) ...</text:p>
      <text:p text:style-name="Standard">Setting up libevent-pthreads-2.1-7:amd64 (2.1.12-stable-1build3) ...</text:p>
      <text:p text:style-name="Standard">Setting up mysql-client (8.0.40-0ubuntu0.22.04.1) ...</text:p>
      <text:p text:style-name="Standard">Setting up php-mysql (2:8.1+92ubuntu1) ...</text:p>
      <text:p text:style-name="Standard">Setting up mecab-ipadic (2.7.0-20070801+main-3) ...</text:p>
      <text:p text:style-name="Standard">Compiling IPA dictionary for Mecab. <text:s/>This takes long time...</text:p>
      <text:p text:style-name="Standard">reading /usr/share/mecab/dic/ipadic/unk.def ... 40</text:p>
      <text:p text:style-name="Standard">emitting double-array: 100% |###########################################| </text:p>
      <text:p text:style-name="Standard">/usr/share/mecab/dic/ipadic/model.def is not found. skipped.</text:p>
      <text:p text:style-name="Standard">reading /usr/share/mecab/dic/ipadic/Verb.csv ... 130750</text:p>
      <text:p text:style-name="Standard">reading /usr/share/mecab/dic/ipadic/Interjection.csv ... 252</text:p>
      <text:p text:style-name="Standard">reading /usr/share/mecab/dic/ipadic/Noun.adjv.csv ... 3328</text:p>
      <text:p text:style-name="Standard">reading /usr/share/mecab/dic/ipadic/Postp-col.csv ... 91</text:p>
      <text:p text:style-name="Standard">reading /usr/share/mecab/dic/ipadic/Noun.nai.csv ... 42</text:p>
      <text:p text:style-name="Standard"><text:soft-page-break/>reading /usr/share/mecab/dic/ipadic/Noun.adverbal.csv ... 795</text:p>
      <text:p text:style-name="Standard">reading /usr/share/mecab/dic/ipadic/Filler.csv ... 19</text:p>
      <text:p text:style-name="Standard">reading /usr/share/mecab/dic/ipadic/Noun.demonst.csv ... 120</text:p>
      <text:p text:style-name="Standard">reading /usr/share/mecab/dic/ipadic/Conjunction.csv ... 171</text:p>
      <text:p text:style-name="Standard">reading /usr/share/mecab/dic/ipadic/Noun.place.csv ... 72999</text:p>
      <text:p text:style-name="Standard">reading /usr/share/mecab/dic/ipadic/Symbol.csv ... 208</text:p>
      <text:p text:style-name="Standard">reading /usr/share/mecab/dic/ipadic/Noun.org.csv ... 16668</text:p>
      <text:p text:style-name="Standard">reading /usr/share/mecab/dic/ipadic/Adj.csv ... 27210</text:p>
      <text:p text:style-name="Standard">reading /usr/share/mecab/dic/ipadic/Suffix.csv ... 1393</text:p>
      <text:p text:style-name="Standard">reading /usr/share/mecab/dic/ipadic/Adnominal.csv ... 135</text:p>
      <text:p text:style-name="Standard">reading /usr/share/mecab/dic/ipadic/Noun.proper.csv ... 27328</text:p>
      <text:p text:style-name="Standard">reading /usr/share/mecab/dic/ipadic/Postp.csv ... 146</text:p>
      <text:p text:style-name="Standard">reading /usr/share/mecab/dic/ipadic/Noun.number.csv ... 42</text:p>
      <text:p text:style-name="Standard">reading /usr/share/mecab/dic/ipadic/Prefix.csv ... 221</text:p>
      <text:p text:style-name="Standard">reading /usr/share/mecab/dic/ipadic/Noun.others.csv ... 151</text:p>
      <text:p text:style-name="Standard">reading /usr/share/mecab/dic/ipadic/Noun.csv ... 60477</text:p>
      <text:p text:style-name="Standard">reading /usr/share/mecab/dic/ipadic/Noun.verbal.csv ... 12146</text:p>
      <text:p text:style-name="Standard">reading /usr/share/mecab/dic/ipadic/Adverb.csv ... 3032</text:p>
      <text:p text:style-name="Standard">reading /usr/share/mecab/dic/ipadic/Noun.name.csv ... 34202</text:p>
      <text:p text:style-name="Standard">reading /usr/share/mecab/dic/ipadic/Auxil.csv ... 199</text:p>
      <text:p text:style-name="Standard">reading /usr/share/mecab/dic/ipadic/Others.csv ... 2</text:p>
      <text:p text:style-name="Standard">emitting double-array: 100% |###########################################| </text:p>
      <text:p text:style-name="Standard">reading /usr/share/mecab/dic/ipadic/matrix.def ... 1316x1316</text:p>
      <text:p text:style-name="Standard">emitting matrix <text:s text:c="5"/>: 100% |###########################################| </text:p>
      <text:p text:style-name="Standard"/>
      <text:p text:style-name="Standard">done!</text:p>
      <text:p text:style-name="Standard">update-alternatives: using /var/lib/mecab/dic/ipadic to provide /var/lib/mecab/dic/debian (mecab-dictionary) in auto mode</text:p>
      <text:p text:style-name="Standard">Setting up libcgi-fast-perl (1:2.15-1) ...</text:p>
      <text:p text:style-name="Standard">Setting up mysql-server-core-8.0 (8.0.40-0ubuntu0.22.04.1) ...</text:p>
      <text:p text:style-name="Standard">Setting up mecab-ipadic-utf8 (2.7.0-20070801+main-3) ...</text:p>
      <text:p text:style-name="Standard">Compiling IPA dictionary for Mecab. <text:s/>This takes long time...</text:p>
      <text:p text:style-name="Standard">reading /usr/share/mecab/dic/ipadic/unk.def ... 40</text:p>
      <text:p text:style-name="Standard">emitting double-array: 100% |###########################################| </text:p>
      <text:p text:style-name="Standard">/usr/share/mecab/dic/ipadic/model.def is not found. skipped.</text:p>
      <text:p text:style-name="Standard">reading /usr/share/mecab/dic/ipadic/Verb.csv ... 130750</text:p>
      <text:p text:style-name="Standard">reading /usr/share/mecab/dic/ipadic/Interjection.csv ... 252</text:p>
      <text:p text:style-name="Standard">reading /usr/share/mecab/dic/ipadic/Noun.adjv.csv ... 3328</text:p>
      <text:p text:style-name="Standard">reading /usr/share/mecab/dic/ipadic/Postp-col.csv ... 91</text:p>
      <text:p text:style-name="Standard">reading /usr/share/mecab/dic/ipadic/Noun.nai.csv ... 42</text:p>
      <text:p text:style-name="Standard">reading /usr/share/mecab/dic/ipadic/Noun.adverbal.csv ... 795</text:p>
      <text:p text:style-name="Standard">reading /usr/share/mecab/dic/ipadic/Filler.csv ... 19</text:p>
      <text:p text:style-name="Standard">reading /usr/share/mecab/dic/ipadic/Noun.demonst.csv ... 120</text:p>
      <text:p text:style-name="Standard">reading /usr/share/mecab/dic/ipadic/Conjunction.csv ... 171</text:p>
      <text:p text:style-name="Standard">reading /usr/share/mecab/dic/ipadic/Noun.place.csv ... 72999</text:p>
      <text:p text:style-name="Standard">reading /usr/share/mecab/dic/ipadic/Symbol.csv ... 208</text:p>
      <text:p text:style-name="Standard">reading /usr/share/mecab/dic/ipadic/Noun.org.csv ... 16668</text:p>
      <text:p text:style-name="Standard">reading /usr/share/mecab/dic/ipadic/Adj.csv ... 27210</text:p>
      <text:p text:style-name="Standard">reading /usr/share/mecab/dic/ipadic/Suffix.csv ... 1393</text:p>
      <text:p text:style-name="Standard">reading /usr/share/mecab/dic/ipadic/Adnominal.csv ... 135</text:p>
      <text:p text:style-name="Standard">reading /usr/share/mecab/dic/ipadic/Noun.proper.csv ... 27328</text:p>
      <text:p text:style-name="Standard">reading /usr/share/mecab/dic/ipadic/Postp.csv ... 146</text:p>
      <text:p text:style-name="Standard"><text:soft-page-break/>reading /usr/share/mecab/dic/ipadic/Noun.number.csv ... 42</text:p>
      <text:p text:style-name="Standard">reading /usr/share/mecab/dic/ipadic/Prefix.csv ... 221</text:p>
      <text:p text:style-name="Standard">reading /usr/share/mecab/dic/ipadic/Noun.others.csv ... 151</text:p>
      <text:p text:style-name="Standard">reading /usr/share/mecab/dic/ipadic/Noun.csv ... 60477</text:p>
      <text:p text:style-name="Standard">reading /usr/share/mecab/dic/ipadic/Noun.verbal.csv ... 12146</text:p>
      <text:p text:style-name="Standard">reading /usr/share/mecab/dic/ipadic/Adverb.csv ... 3032</text:p>
      <text:p text:style-name="Standard">reading /usr/share/mecab/dic/ipadic/Noun.name.csv ... 34202</text:p>
      <text:p text:style-name="Standard">reading /usr/share/mecab/dic/ipadic/Auxil.csv ... 199</text:p>
      <text:p text:style-name="Standard">reading /usr/share/mecab/dic/ipadic/Others.csv ... 2</text:p>
      <text:p text:style-name="Standard">emitting double-array: 100% |###########################################| </text:p>
      <text:p text:style-name="Standard">reading /usr/share/mecab/dic/ipadic/matrix.def ... 1316x1316</text:p>
      <text:p text:style-name="Standard">emitting matrix <text:s text:c="5"/>: 100% |###########################################| </text:p>
      <text:p text:style-name="Standard"/>
      <text:p text:style-name="Standard">done!</text:p>
      <text:p text:style-name="Standard">update-alternatives: using /var/lib/mecab/dic/ipadic-utf8 to provide /var/lib/mecab/dic/debian (mecab-dictionary) in auto mode</text:p>
      <text:p text:style-name="Standard">Setting up mysql-server-8.0 (8.0.40-0ubuntu0.22.04.1) ...</text:p>
      <text:p text:style-name="Standard">update-alternatives: using /etc/mysql/mysql.cnf to provide /etc/mysql/my.cnf (my.cnf) in auto mode</text:p>
      <text:p text:style-name="Standard">Renaming removed key_buffer and myisam-recover options (if present)</text:p>
      <text:p text:style-name="Standard">mysqld will log errors to /var/log/mysql/error.log</text:p>
      <text:p text:style-name="Standard">mysqld is running as pid 194159</text:p>
      <text:p text:style-name="Standard">Created symlink /etc/systemd/system/multi-user.target.wants/mysql.service → /lib/systemd/system/mysql.service.</text:p>
      <text:p text:style-name="Standard">Setting up mysql-server (8.0.40-0ubuntu0.22.04.1) ...</text:p>
      <text:p text:style-name="Standard">Processing triggers for man-db (2.10.2-1) ...</text:p>
      <text:p text:style-name="Standard">Processing triggers for libapache2-mod-php8.1 (8.1.2-1ubuntu2.20) ...</text:p>
      <text:p text:style-name="Standard">Processing triggers for libc-bin (2.35-0ubuntu3.8) ...</text:p>
      <text:p text:style-name="Standard">Processing triggers for php8.1-cli (8.1.2-1ubuntu2.20) ...</text:p>
      <text:p text:style-name="Standard">msis@msis:~/Cafe_Dynamic_Website/mompopcafe$ sudo mysql -u root -p</text:p>
      <text:p text:style-name="Standard">Enter password: </text:p>
      <text:p text:style-name="Standard">Welcome to the MySQL monitor. <text:s/>Commands end with ; or \g.</text:p>
      <text:p text:style-name="Standard">Your MySQL connection id is 8</text:p>
      <text:p text:style-name="Standard">Server version: 8.0.40-0ubuntu0.22.04.1 (Ubuntu)</text:p>
      <text:p text:style-name="Standard"/>
      <text:p text:style-name="Standard">Copyright (c) 2000, 2024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4 rows in set (0.01 sec)</text:p>
      <text:p text:style-name="Standard"><text:soft-page-break/></text:p>
      <text:p text:style-name="Standard">mysql&gt; create database cafedb;</text:p>
      <text:p text:style-name="Standard">Query OK, 1 row affected (0.12 sec)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cafedb <text:s text:c="12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5 rows in set (0.00 sec)</text:p>
      <text:p text:style-name="Standard"/>
      <text:p text:style-name="Standard">mysql&gt; CREATE USER 'msis'@'localhost' IDENTIFIED WITH mysql_native_password BY 'Msois@123';</text:p>
      <text:p text:style-name="Standard">Query OK, 0 rows affected (0.12 sec)</text:p>
      <text:p text:style-name="Standard"/>
      <text:p text:style-name="Standard">mysql&gt; GRANT ALL PRIVILEGES ON cafedb.* TO 'msis'@'localhost' WITH GRANT OPTION;</text:p>
      <text:p text:style-name="Standard">Query OK, 0 rows affected (0.06 sec)</text:p>
      <text:p text:style-name="Standard"/>
      <text:p text:style-name="Standard">mysql&gt; exit;</text:p>
      <text:p text:style-name="Standard">Bye</text:p>
      <text:p text:style-name="Standard">msis@msis:~/Cafe_Dynamic_Website/mompopcafe$ sudo mysql -u msis -p</text:p>
      <text:p text:style-name="Standard">Enter password: </text:p>
      <text:p text:style-name="Standard">Welcome to the MySQL monitor. <text:s/>Commands end with ; or \g.</text:p>
      <text:p text:style-name="Standard">Your MySQL connection id is 9</text:p>
      <text:p text:style-name="Standard">Server version: 8.0.40-0ubuntu0.22.04.1 (Ubuntu)</text:p>
      <text:p text:style-name="Standard"/>
      <text:p text:style-name="Standard">Copyright (c) 2000, 2024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cafedb <text:s text:c="12"/>|</text:p>
      <text:p text:style-name="Standard">| information_schema |</text:p>
      <text:p text:style-name="Standard">| performance_schema |</text:p>
      <text:p text:style-name="Standard">+--------------------+</text:p>
      <text:p text:style-name="Standard">3 rows in set (0.01 sec)</text:p>
      <text:p text:style-name="Standard"/>
      <text:p text:style-name="Standard">mysql&gt; exit;</text:p>
      <text:p text:style-name="Standard">Bye</text:p>
      <text:p text:style-name="Standard">msis@msis:~/Cafe_Dynamic_Website/mompopcafe$ cd ..</text:p>
      <text:p text:style-name="Standard"><text:soft-page-break/>msis@msis:~/Cafe_Dynamic_Website$ ls</text:p>
      <text:p text:style-name="Standard">Deploy <text:s/>docker-compose.yml <text:s/>GitOps <text:s/>mompopcafe <text:s/>mompopdb <text:s/>README.md <text:s/>test</text:p>
      <text:p text:style-name="Standard">msis@msis:~/Cafe_Dynamic_Website$ cd mompopdb/</text:p>
      <text:p text:style-name="Standard">msis@msis:~/Cafe_Dynamic_Website/mompopdb$ ls</text:p>
      <text:p text:style-name="Standard">create-db.sh <text:s/>create-db.sql <text:s/>Dockerfile <text:s/>set-root-password.sh <text:s/>sql</text:p>
      <text:p text:style-name="Standard">msis@msis:~/Cafe_Dynamic_Website/mompopdb$ nano create-db.sql</text:p>
      <text:p text:style-name="Standard">msis@msis:~/Cafe_Dynamic_Website/mompopdb$ sudo mysql -u msis -p</text:p>
      <text:p text:style-name="Standard">Enter password: </text:p>
      <text:p text:style-name="Standard">Welcome to the MySQL monitor. <text:s/>Commands end with ; or \g.</text:p>
      <text:p text:style-name="Standard">Your MySQL connection id is 10</text:p>
      <text:p text:style-name="Standard">Server version: 8.0.40-0ubuntu0.22.04.1 (Ubuntu)</text:p>
      <text:p text:style-name="Standard"/>
      <text:p text:style-name="Standard">Copyright (c) 2000, 2024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use cafedb;</text:p>
      <text:p text:style-name="Standard">Database changed</text:p>
      <text:p text:style-name="Standard">mysql&gt; show tables;</text:p>
      <text:p text:style-name="Standard">Empty set (0.00 sec)</text:p>
      <text:p text:style-name="Standard"/>
      <text:p text:style-name="Standard">mysql&gt; source create-db.sql;</text:p>
      <text:p text:style-name="Standard">ERROR 1044 (42000): Access denied for user 'msis'@'localhost' to database 'mom_pop_db'</text:p>
      <text:p text:style-name="Standard">ERROR 1044 (42000): Access denied for user 'msis'@'localhost' to database 'mom_pop_db'</text:p>
      <text:p text:style-name="Standard">ERROR 1044 (42000): Access denied for user 'msis'@'localhost' to database 'mom_pop_db'</text:p>
      <text:p text:style-name="Standard">Query OK, 0 rows affected, 1 warning (1.13 sec)</text:p>
      <text:p text:style-name="Standard"/>
      <text:p text:style-name="Standard">Query OK, 2 rows affected (0.14 sec)</text:p>
      <text:p text:style-name="Standard">Records: 2 <text:s/>Duplicates: 0 <text:s/>Warnings: 0</text:p>
      <text:p text:style-name="Standard"/>
      <text:p text:style-name="Standard">Query OK, 0 rows affected, 2 warnings (0.83 sec)</text:p>
      <text:p text:style-name="Standard"/>
      <text:p text:style-name="Standard">Query OK, 9 rows affected (0.09 sec)</text:p>
      <text:p text:style-name="Standard">Records: 9 <text:s/>Duplicates: 0 <text:s/>Warnings: 0</text:p>
      <text:p text:style-name="Standard"/>
      <text:p text:style-name="Standard">Query OK, 0 rows affected, 1 warning (0.52 sec)</text:p>
      <text:p text:style-name="Standard"/>
      <text:p text:style-name="Standard">Query OK, 0 rows affected, 4 warnings (0.66 sec)</text:p>
      <text:p text:style-name="Standard"/>
      <text:p text:style-name="Standard">mysql&gt; show tables;</text:p>
      <text:p text:style-name="Standard">+------------------+</text:p>
      <text:p text:style-name="Standard">| Tables_in_cafedb |</text:p>
      <text:p text:style-name="Standard">+------------------+</text:p>
      <text:p text:style-name="Standard">| order <text:s text:c="11"/>|</text:p>
      <text:p text:style-name="Standard">| order_item <text:s text:c="6"/>|</text:p>
      <text:p text:style-name="Standard">| product <text:s text:c="9"/>|</text:p>
      <text:p text:style-name="Standard">| product_group <text:s text:c="3"/>|</text:p>
      <text:p text:style-name="Standard">+------------------+</text:p>
      <text:p text:style-name="Standard"><text:soft-page-break/>4 rows in set (0.01 sec)</text:p>
      <text:p text:style-name="Standard"/>
      <text:p text:style-name="Standard">mysql&gt; select * from product;</text:p>
      <text:p text:style-name="Standard">+----+---------------------------+-----------------------------------------------------------------+-------+---------------+-----------------------------------------+</text:p>
      <text:p text:style-name="Standard">| id | product_name <text:s text:c="13"/>| description <text:s text:c="52"/>| price | product_group | image_url <text:s text:c="30"/>|</text:p>
      <text:p text:style-name="Standard">+----+---------------------------+-----------------------------------------------------------------+-------+---------------+-----------------------------------------+</text:p>
      <text:p text:style-name="Standard">| <text:s/>1 | Croissant <text:s text:c="16"/>| Fresh, buttery and fluffy... Simply delicious! <text:s text:c="17"/>| <text:s/>1.50 | <text:s text:c="12"/>1 | images/Croissants.png <text:s text:c="18"/>|</text:p>
      <text:p text:style-name="Standard">| <text:s/>2 | Donut <text:s text:c="20"/>| We have more than half-a-dozen flavors! <text:s text:c="24"/>| <text:s/>1.00 | <text:s text:c="12"/>1 | images/Donuts.png <text:s text:c="22"/>|</text:p>
      <text:p text:style-name="Standard">| <text:s/>3 | Chocolate Chip Cookie <text:s text:c="4"/>| Made with Swiss chocolate with a touch of Madagascar vanilla <text:s text:c="3"/>| <text:s/>2.50 | <text:s text:c="12"/>1 | images/Chocolate-Chip-Cookies.png <text:s text:c="6"/>|</text:p>
      <text:p text:style-name="Standard">| <text:s/>4 | Muffin <text:s text:c="19"/>| Banana bread, blueberry, cranberry or apple <text:s text:c="20"/>| <text:s/>3.00 | <text:s text:c="12"/>1 | images/Muffins.png <text:s text:c="21"/>|</text:p>
      <text:p text:style-name="Standard">| <text:s/>5 | Strawberry Blueberry Tart | Bursting with the taste and aroma of fresh fruit <text:s text:c="15"/>| <text:s/>3.50 | <text:s text:c="12"/>1 | images/Strawberry-&amp;-Blueberry-Tarts.png |</text:p>
      <text:p text:style-name="Standard">| <text:s/>6 | Strawberry Tart <text:s text:c="10"/>| Made with fresh ripe strawberries and a delicious whipped cream | <text:s/>3.50 | <text:s text:c="12"/>1 | images/Strawberry-Tarts.png <text:s text:c="12"/>|</text:p>
      <text:p text:style-name="Standard">| <text:s/>7 | Coffee <text:s text:c="19"/>| Freshly-ground black or blended Columbian coffee <text:s text:c="15"/>| <text:s/>3.00 | <text:s text:c="12"/>2 | images/Coffee.png <text:s text:c="22"/>|</text:p>
      <text:p text:style-name="Standard">| <text:s/>8 | Hot Chocolate <text:s text:c="12"/>| Rich and creamy, and made with real chocolate <text:s text:c="18"/>| <text:s/>3.00 | <text:s text:c="12"/>2 | images/Cup-of-Hot-Chocolate.png <text:s text:c="8"/>|</text:p>
      <text:p text:style-name="Standard">| <text:s/>9 | Latte <text:s text:c="20"/>| Offered hot or cold and in various delicious flavors <text:s text:c="11"/>| <text:s/>3.50 | <text:s text:c="12"/>2 | images/Latte.png <text:s text:c="23"/>|</text:p>
      <text:p text:style-name="Standard">+----+---------------------------+-----------------------------------------------------------------+-------+---------------+-----------------------------------------+</text:p>
      <text:p text:style-name="Standard">9 rows in set (0.01 sec)</text:p>
      <text:p text:style-name="Standard"/>
      <text:p text:style-name="Standard">mysql&gt; exit;</text:p>
      <text:p text:style-name="Standard">Bye</text:p>
      <text:p text:style-name="Standard">msis@msis:~/Cafe_Dynamic_Website/mompopdb$ cd ..</text:p>
      <text:p text:style-name="Standard">msis@msis:~/Cafe_Dynamic_Website$ cd /var/www/html/cafe</text:p>
      <text:p text:style-name="Standard">msis@msis:/var/www/html/cafe$ ls</text:p>
      <text:p text:style-name="Standard">AWSSDK <text:s/>css <text:s/>Dockerfile <text:s/>getAppParameters.php <text:s/>images <text:s/>index.php <text:s/>menu.php <text:s/>orderHistory.php <text:s/>processOrder.php <text:s/>serverInfo.php</text:p>
      <text:p text:style-name="Standard">msis@msis:/var/www/html/cafe$ sudo nano getAppParameters.php </text:p>
      <text:p text:style-name="Standard">msis@msis:/var/www/html/cafe$ sudo systemctl restart apache2</text:p>
      <text:p text:style-name="Standard">msis@msis:/var/www/html/cafe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6:19:33.492639474</meta:creation-date>
    <dc:date>2025-01-10T16:19:44.960426357</dc:date>
    <meta:editing-duration>PT12S</meta:editing-duration>
    <meta:editing-cycles>1</meta:editing-cycles>
    <meta:document-statistic meta:table-count="0" meta:image-count="0" meta:object-count="0" meta:page-count="11" meta:paragraph-count="468" meta:word-count="2717" meta:character-count="28682" meta:non-whitespace-character-count="23692"/>
    <meta:generator>LibreOffice/7.3.7.2$Linux_X86_64 LibreOffice_project/30$Build-2</meta:generator>
  </office:meta>
</office:document-meta>
</file>